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entury Gothic" svg:font-family="'Century Gothic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Ubuntu" svg:font-family="Ubuntu" style:font-adornments="Regular" style:font-pitch="variable"/>
    <style:font-face style:name="Ubuntu Condensed" svg:font-family="'Ubuntu Condensed'" style:font-adornments="Italic" style:font-pitch="variable"/>
    <style:font-face style:name="Ubuntu Mono" svg:font-family="'Ubuntu Mono'" style:font-adornments="Regular" style:font-pitch="fixed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pitch="variable"/>
  </office:font-face-decls>
  <office:automatic-styles>
    <style:style style:name="co1" style:family="table-column">
      <style:table-column-properties fo:break-before="auto" style:column-width="1.776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2.96cm"/>
    </style:style>
    <style:style style:name="co5" style:family="table-column">
      <style:table-column-properties fo:break-before="auto" style:column-width="0.443cm"/>
    </style:style>
    <style:style style:name="co6" style:family="table-column">
      <style:table-column-properties fo:break-before="auto" style:column-width="1.46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2.499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ro5" style:family="table-row">
      <style:table-row-properties style:row-height="1.362cm" fo:break-before="page" style:use-optimal-row-height="true"/>
    </style:style>
    <style:style style:name="ro6" style:family="table-row">
      <style:table-row-properties style:row-height="0.878cm" fo:break-before="auto" style:use-optimal-row-height="false"/>
    </style:style>
    <style:style style:name="ro7" style:family="table-row">
      <style:table-row-properties style:row-height="1.462cm" fo:break-before="page" style:use-optimal-row-height="false"/>
    </style:style>
    <style:style style:name="ro8" style:family="table-row">
      <style:table-row-properties style:row-height="2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Calendar">
      <style:table-properties table:display="true" style:writing-mode="lr-tb" table:tab-color="#0078f8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>
      <number:week-of-year/>
    </number:date-style>
    <number:date-style style:name="N30050" number:language="af" number:country="ZA">
      <number:week-of-year/>
    </number:date-style>
    <style:style style:name="ce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7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" style:family="table-cell" style:parent-style-name="Default" style:data-style-name="N50">
      <style:table-cell-properties fo:border-bottom="0.74pt solid #cccccc" fo:background-color="#ffffff" style:cell-protect="protected" style:print-content="true" style:diagonal-bl-tr="none" style:diagonal-tl-br="none" style:text-align-source="fix" style:repeat-content="false" fo:border-left="none" fo:border-right="none" style:rotation-align="none" fo:border-top="0.74pt solid #cccccc" style:vertical-align="middle"/>
      <style:paragraph-properties fo:text-align="center" fo:margin-left="0cm"/>
      <style:text-properties style:font-name="Ubuntu3"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cm"/>
      <style:text-properties style:font-name="Ubuntu3" fo:font-size="18pt" style:font-size-asian="18pt" style:font-size-complex="18pt"/>
    </style:style>
    <style:style style:name="ce1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buntu3" fo:font-size="18pt" fo:font-style="normal" fo:text-shadow="none" style:text-underline-style="none" fo:font-weight="normal" style:font-size-asian="18pt" style:font-style-asian="normal" style:font-weight-asian="normal" style:font-name-complex="Century Gothic" style:font-size-complex="18pt" style:font-style-complex="normal" style:font-weight-complex="normal"/>
    </style:style>
    <style:style style:name="ce8" style:family="table-cell" style:parent-style-name="Default" style:data-style-name="N30050">
      <style:table-cell-properties fo:border-bottom="0.74pt solid #cccccc" fo:background-color="#ffffff" style:cell-protect="protected" style:print-content="true" style:diagonal-bl-tr="none" style:diagonal-tl-br="none" style:text-align-source="fix" style:repeat-content="false" fo:border-left="none" fo:border-right="none" style:rotation-align="none" fo:border-top="0.74pt solid #cccccc" style:vertical-align="middle"/>
      <style:paragraph-properties fo:text-align="center" fo:margin-left="0cm"/>
      <style:text-properties style:font-name="Ubuntu3" fo:font-size="18pt" fo:font-weight="bold" style:font-size-asian="18pt" style:font-weight-asian="bold" style:font-size-complex="18pt" style:font-weight-complex="bold"/>
    </style:style>
    <style:style style:name="ce3" style:family="table-cell" style:parent-style-name="Year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ay_20_Header_20_1" style:data-style-name="N0">
      <style:table-cell-properties fo:border-bottom="none" style:diagonal-bl-tr="none" style:diagonal-tl-br="none" style:text-align-source="fix" style:repeat-content="false" fo:wrap-option="no-wrap" fo:border-left="0.74pt solid #d9d9d9" style:direction="ltr" fo:border-right="2.49pt solid #ffffff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Weekend">
      <style:table-cell-properties style:cell-protect="protected" style:print-content="true" style:rotation-align="none"/>
      <style:map style:condition="is-true-formula(MONTH([.B3])&lt;&gt;Calendar1MonthOption)" style:apply-style-name="ConditionalStyle_5f_1" style:base-cell-address="Calendar.B3"/>
    </style:style>
    <style:style style:name="ce7" style:family="table-cell" style:parent-style-name="Weekend">
      <style:table-cell-properties fo:border-bottom="none" style:cell-protect="protected" style:print-content="true" style:diagonal-bl-tr="none" style:diagonal-tl-br="none" fo:border-left="0.74pt solid #d9d9d9" fo:border-right="0.74pt solid #d9d9d9" style:rotation-align="none" fo:border-top="none"/>
      <style:map style:condition="is-true-formula(MONTH([.B3])&lt;&gt;Calendar1MonthOption)" style:apply-style-name="ConditionalStyle_5f_1" style:base-cell-address="Calendar.B3"/>
    </style:style>
    <style:style style:name="ce73" style:family="table-cell" style:parent-style-name="Day_20_Detail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74" style:family="table-cell" style:parent-style-name="Weekend">
      <style:table-cell-properties style:cell-protect="protected" style:print-content="true" style:rotation-align="none"/>
      <style:map style:condition="is-true-formula(MONTH([.B12])&lt;&gt;Calendar2MonthOption)" style:apply-style-name="ConditionalStyle_5f_1" style:base-cell-address="Calendar.B12"/>
    </style:style>
    <style:style style:name="ce76" style:family="table-cell" style:parent-style-name="Weekend">
      <style:table-cell-properties fo:border-bottom="none" style:cell-protect="protected" style:print-content="true" style:diagonal-bl-tr="none" style:diagonal-tl-br="none" fo:border-left="0.74pt solid #d9d9d9" fo:border-right="0.74pt solid #d9d9d9" style:rotation-align="none" fo:border-top="none"/>
      <style:map style:condition="is-true-formula(MONTH([.B12])&lt;&gt;Calendar2MonthOption)" style:apply-style-name="ConditionalStyle_5f_1" style:base-cell-address="Calendar.B12"/>
    </style:style>
    <style:style style:name="ce86" style:family="table-cell" style:parent-style-name="Weekend">
      <style:table-cell-properties style:cell-protect="protected" style:print-content="true" style:rotation-align="none"/>
      <style:map style:condition="is-true-formula(MONTH([.B21])&lt;&gt;Calendar3MonthOption)" style:apply-style-name="ConditionalStyle_5f_1" style:base-cell-address="Calendar.B21"/>
    </style:style>
    <style:style style:name="ce87" style:family="table-cell" style:parent-style-name="Weekend">
      <style:table-cell-properties fo:border-bottom="none" style:cell-protect="protected" style:print-content="true" style:diagonal-bl-tr="none" style:diagonal-tl-br="none" fo:border-left="0.74pt solid #d9d9d9" fo:border-right="0.74pt solid #d9d9d9" style:rotation-align="none" fo:border-top="none"/>
      <style:map style:condition="is-true-formula(MONTH([.B21])&lt;&gt;Calendar3MonthOption)" style:apply-style-name="ConditionalStyle_5f_1" style:base-cell-address="Calendar.B21"/>
    </style:style>
    <style:style style:name="ce27" style:family="table-cell" style:parent-style-name="Month" style:data-style-name="N12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</style:style>
    <style:style style:name="ce38" style:family="table-cell" style:parent-style-name="Day_20_Header_20_2">
      <style:table-cell-properties fo:border-bottom="none" style:diagonal-bl-tr="none" style:diagonal-tl-br="none" fo:border-left="none" fo:border-right="2.49pt solid #ffffff" style:rotation-align="none" fo:border-top="0.74pt solid #d9d9d9"/>
    </style:style>
    <style:style style:name="ce167" style:family="table-cell" style:parent-style-name="Day">
      <style:table-cell-properties style:cell-protect="protected" style:print-content="true"/>
      <style:map style:condition="is-true-formula(MONTH([.B3])&lt;&gt;Calendar1MonthOption)" style:apply-style-name="ConditionalStyle_5f_1" style:base-cell-address="Calendar.B3"/>
    </style:style>
    <style:style style:name="ce40" style:family="table-cell" style:parent-style-name="Day">
      <style:table-cell-properties fo:background-color="#ffffff" style:cell-protect="protected" style:print-content="true" style:rotation-align="none"/>
      <style:map style:condition="is-true-formula(MONTH([.B3])&lt;&gt;Calendar1MonthOption)" style:apply-style-name="ConditionalStyle_5f_1" style:base-cell-address="Calendar.B3"/>
    </style:style>
    <style:style style:name="ce42" style:family="table-cell" style:parent-style-name="Day">
      <style:table-cell-properties fo:border-bottom="none" style:cell-protect="protected" style:print-content="true" style:diagonal-bl-tr="none" style:diagonal-tl-br="none" fo:background-color="transparent" fo:border-left="none" fo:border-right="0.74pt solid #d9d9d9" style:rotation-align="none" fo:border-top="0.74pt solid #d9d9d9"/>
      <style:map style:condition="is-true-formula(MONTH([.B3])&lt;&gt;Calendar1MonthOption)" style:apply-style-name="ConditionalStyle_5f_1" style:base-cell-address="Calendar.B3"/>
    </style:style>
    <style:style style:name="ce33" style:family="table-cell" style:parent-style-name="Month" style:data-style-name="N3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</style:style>
    <style:style style:name="ce105" style:family="table-cell" style:parent-style-name="Day">
      <style:table-cell-properties fo:border-bottom="none" style:cell-protect="protected" style:print-content="true" style:diagonal-bl-tr="none" style:diagonal-tl-br="none" fo:background-color="transparent" fo:border-left="none" fo:border-right="0.74pt solid #d9d9d9" style:rotation-align="none" fo:border-top="0.74pt solid #d9d9d9"/>
      <style:map style:condition="is-true-formula(MONTH([.B12])&lt;&gt;Calendar2MonthOption)" style:apply-style-name="ConditionalStyle_5f_1" style:base-cell-address="Calendar.B12"/>
    </style:style>
    <style:style style:name="ce35" style:family="table-cell" style:parent-style-name="Month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</style:style>
    <style:style style:name="ce110" style:family="table-cell" style:parent-style-name="Day">
      <style:table-cell-properties fo:border-bottom="none" style:cell-protect="protected" style:print-content="true" style:diagonal-bl-tr="none" style:diagonal-tl-br="none" fo:background-color="transparent" fo:border-left="none" fo:border-right="0.74pt solid #d9d9d9" style:rotation-align="none" fo:border-top="0.74pt solid #d9d9d9"/>
      <style:map style:condition="is-true-formula(MONTH([.B21])&lt;&gt;Calendar3MonthOption)" style:apply-style-name="ConditionalStyle_5f_1" style:base-cell-address="Calendar.B21"/>
    </style:style>
    <style:style style:name="ce116" style:family="table-cell" style:parent-style-name="Day">
      <style:table-cell-properties style:cell-protect="protected" style:print-content="true"/>
      <style:map style:condition="is-true-formula(MONTH([.B21])&lt;&gt;Calendar3MonthOption)" style:apply-style-name="ConditionalStyle_5f_1" style:base-cell-address="Calendar.B21"/>
    </style:style>
    <style:style style:name="ce72" style:family="table-cell" style:parent-style-name="Month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5" style:family="table-cell" style:parent-style-name="Notes_20_Header" style:data-style-name="N119">
      <style:table-cell-properties fo:background-color="transparent"/>
      <style:text-properties fo:color="#ffffff"/>
    </style:style>
    <style:style style:name="ce133" style:family="table-cell" style:parent-style-name="Notes" style:data-style-name="N119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134" style:family="table-cell" style:parent-style-name="Month" style:data-style-name="N12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9" style:family="table-cell" style:parent-style-name="Notes_20_Header" style:data-style-name="N119">
      <style:text-properties fo:color="#ffffff"/>
    </style:style>
    <style:style style:name="ce135" style:family="table-cell" style:parent-style-name="Excel_20_Built-in_20_Heading_20_1" style:data-style-name="N126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9" style:family="table-cell" style:parent-style-name="Tip" style:data-style-name="N0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2" style:family="table-cell" style:parent-style-name="Notes_20_Header" style:data-style-name="N119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css3t:text-justify="auto" fo:margin-left="0cm" style:writing-mode="page"/>
    </style:style>
    <style:style style:name="ce99" style:family="table-cell" style:parent-style-name="Tip" style:data-style-name="N0">
      <style:table-cell-properties fo:background-color="#ffffff" style:diagonal-bl-tr="none" style:diagonal-tl-br="none" fo:border="none" style:rotation-align="none"/>
    </style:style>
    <style:style style:name="ce103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4" style:family="table-cell" style:parent-style-name="Day">
      <style:table-cell-properties fo:border-bottom="none" style:cell-protect="protected" style:print-content="true" style:diagonal-bl-tr="none" style:diagonal-tl-br="none" fo:background-color="transparent" fo:border-left="none" fo:border-right="none" style:rotation-align="none" fo:border-top="0.74pt solid #d9d9d9"/>
      <style:map style:condition="is-true-formula(MONTH([.B3])&lt;&gt;Calendar1MonthOption)" style:apply-style-name="ConditionalStyle_5f_1" style:base-cell-address="Calendar.B3"/>
    </style:style>
    <style:style style:name="ce141" style:family="table-cell" style:parent-style-name="Day">
      <style:table-cell-properties fo:border-bottom="none" style:cell-protect="protected" style:print-content="true" style:diagonal-bl-tr="none" style:diagonal-tl-br="none" fo:background-color="transparent" fo:border-left="none" fo:border-right="none" style:rotation-align="none" fo:border-top="0.74pt solid #d9d9d9"/>
      <style:map style:condition="is-true-formula(MONTH([.B12])&lt;&gt;Calendar2MonthOption)" style:apply-style-name="ConditionalStyle_5f_1" style:base-cell-address="Calendar.B12"/>
    </style:style>
    <style:style style:name="ce114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>
        <style:hyperlink xlink:href="#Notes.A1" xlink:type="simple"/>
        <loext:hyperlink xlink:href="#Notes.A1" xlink:type="simple"/>
      </style:table-cell-properties>
      <style:paragraph-properties css3t:text-justify="auto" fo:margin-left="0cm" style:writing-mode="page"/>
    </style:style>
    <style:style style:name="ce115" style:family="table-cell" style:parent-style-name="Day_20_Header_20_1" style:data-style-name="N0">
      <style:table-cell-properties fo:border-bottom="none" style:diagonal-bl-tr="none" style:diagonal-tl-br="none" fo:border-left="none" fo:border-right="0.74pt solid #d9d9d9" style:rotation-align="none" fo:border-top="0.74pt solid #d9d9d9"/>
    </style:style>
    <style:style style:name="ce39" style:family="table-cell" style:parent-style-name="Weekend">
      <style:table-cell-properties fo:border-bottom="none" style:cell-protect="protected" style:print-content="true" style:diagonal-bl-tr="none" style:diagonal-tl-br="none" fo:border-left="none" fo:border-right="0.74pt solid #d9d9d9" style:rotation-align="none" fo:border-top="none"/>
      <style:map style:condition="is-true-formula(MONTH([.B3])&lt;&gt;Calendar1MonthOption)" style:apply-style-name="ConditionalStyle_5f_1" style:base-cell-address="Calendar.B3"/>
    </style:style>
    <style:style style:name="ce118" style:family="table-cell" style:parent-style-name="Notes_20_Header" style:data-style-name="N119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d9d9d9" style:rotation-angle="0" style:rotation-align="none" style:shrink-to-fit="false" fo:border-top="0.74pt solid #d9d9d9" style:vertical-align="middle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</style:style>
    <style:style style:name="ce147" style:family="table-cell" style:parent-style-name="Weekend">
      <style:table-cell-properties fo:border-bottom="none" style:cell-protect="protected" style:print-content="true" style:diagonal-bl-tr="none" style:diagonal-tl-br="none" fo:border-left="none" fo:border-right="0.74pt solid #d9d9d9" style:rotation-align="none" fo:border-top="none"/>
      <style:map style:condition="is-true-formula(MONTH([.B12])&lt;&gt;Calendar2MonthOption)" style:apply-style-name="ConditionalStyle_5f_1" style:base-cell-address="Calendar.B12"/>
    </style:style>
    <style:style style:name="ce150" style:family="table-cell" style:parent-style-name="Weekend">
      <style:table-cell-properties fo:border-bottom="none" style:cell-protect="protected" style:print-content="true" style:diagonal-bl-tr="none" style:diagonal-tl-br="none" fo:border-left="none" fo:border-right="0.74pt solid #d9d9d9" style:rotation-align="none" fo:border-top="none"/>
      <style:map style:condition="is-true-formula(MONTH([.B21])&lt;&gt;Calendar3MonthOption)" style:apply-style-name="ConditionalStyle_5f_1" style:base-cell-address="Calendar.B21"/>
    </style:style>
    <style:style style:name="ce128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3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130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Calendar.B2">
          <table:help-message table:display="true"/>
          <table:error-message table:message-type="stop" table:display="true"/>
        </table:content-validation>
        <table:content-validation table:name="val2" table:condition="of:cell-content-is-in-list(&quot;Jan&quot;;&quot;Feb&quot;;&quot;Mar&quot;;&quot;Apr&quot;;&quot;May&quot;;&quot;Jun&quot;;&quot;Jul&quot;;&quot;Aug&quot;;&quot;Sep&quot;;&quot;Oct&quot;;&quot;Nov&quot;;&quot;Dec&quot;)" table:allow-empty-cell="true" table:display-list="unsorted" table:base-cell-address="Calendar.C1">
          <table:help-message table:display="true">
            <text:p>Select the first month for the calendar</text:p>
          </table:help-message>
          <table:error-message table:message-type="stop" table:display="true"/>
        </table:content-validation>
        <table:content-validation table:name="val3" table:base-cell-address="Calendar.C10">
          <table:error-message table:message-type="stop" table:display="true"/>
        </table:content-validation>
      </table:content-validations>
      <table:table table:name="Calendar" table:style-name="ta1" table:print-ranges="Calendar.A1:Calendar.H8 Calendar.A10:Calendar.H17 Calendar.A19:Calendar.H26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/>
          <table:table-cell table:style-name="ce3" office:value-type="float" office:value="2024" calcext:value-type="float">
            <text:p>2024</text:p>
          </table:table-cell>
          <table:table-cell table:style-name="ce27" table:content-validation-name="val2" office:value-type="string" calcext:value-type="string">
            <text:p>Dec</text:p>
          </table:table-cell>
          <table:table-cell table:style-name="ce72"/>
          <table:table-cell table:style-name="ce89"/>
          <table:table-cell table:style-name="ce99"/>
          <table:table-cell table:style-name="ce103" table:number-columns-spanned="2" table:number-rows-spanned="1"/>
          <table:covered-table-cell table:style-name="ce114"/>
          <table:table-cell table:style-name="ce1" table:number-columns-repeated="1016"/>
        </table:table-row>
        <table:table-row table:style-name="ro2">
          <table:table-cell table:style-name="ce75"/>
          <table:table-cell table:style-name="ce17" table:content-validation-name="val1" office:value-type="string" calcext:value-type="string">
            <text:p>Sun</text:p>
          </table:table-cell>
          <table:table-cell table:style-name="ce38" office:value-type="string" calcext:value-type="string">
            <text:p>Mon</text:p>
          </table:table-cell>
          <table:table-cell table:style-name="ce38" office:value-type="string" calcext:value-type="string">
            <text:p>Tue</text:p>
          </table:table-cell>
          <table:table-cell table:style-name="ce38" office:value-type="string" calcext:value-type="string">
            <text:p>Wed</text:p>
          </table:table-cell>
          <table:table-cell table:style-name="ce38" office:value-type="string" calcext:value-type="string">
            <text:p>Thu</text:p>
          </table:table-cell>
          <table:table-cell table:style-name="ce38" office:value-type="string" calcext:value-type="string">
            <text:p>Fri</text:p>
          </table:table-cell>
          <table:table-cell table:style-name="ce115" office:value-type="string" calcext:value-type="string">
            <text:p>Sat</text:p>
          </table:table-cell>
          <table:table-cell table:style-name="ce128" office:value-type="string" calcext:value-type="string">
            <text:p><text:s/></text:p>
          </table:table-cell>
          <table:table-cell table:style-name="ce130"/>
          <table:table-cell table:style-name="ce128" table:number-columns-repeated="1014"/>
        </table:table-row>
        <table:table-row table:style-name="ro3">
          <table:table-cell table:style-name="ce11" table:formula="of:=[.D3]" office:value-type="date" office:date-value="2024-12-03" calcext:value-type="date">
            <text:p>49</text:p>
          </table:table-cell>
          <table:table-cell table:style-name="ce5" table:number-matrix-columns-spanned="7" table:number-matrix-rows-spanned="1" table:formula="of:=Days+1+DATE(Calendar1Year;Calendar1MonthOption;1)-WEEKDAY(DATE(Calendar1Year;Calendar1MonthOption;1);WeekdayOption)" office:value-type="date" office:date-value="2024-12-01" calcext:value-type="date">
            <text:p>01</text:p>
          </table:table-cell>
          <table:table-cell table:style-name="ce167" office:value-type="date" office:date-value="2024-12-02" calcext:value-type="date">
            <text:p>02</text:p>
          </table:table-cell>
          <table:table-cell table:style-name="ce167" office:value-type="date" office:date-value="2024-12-03" calcext:value-type="date">
            <text:p>03</text:p>
          </table:table-cell>
          <table:table-cell table:style-name="ce167" office:value-type="date" office:date-value="2024-12-04" calcext:value-type="date">
            <text:p>04</text:p>
          </table:table-cell>
          <table:table-cell table:style-name="ce167" office:value-type="date" office:date-value="2024-12-05" calcext:value-type="date">
            <text:p>05</text:p>
          </table:table-cell>
          <table:table-cell table:style-name="ce167" office:value-type="date" office:date-value="2024-12-06" calcext:value-type="date">
            <text:p>06</text:p>
          </table:table-cell>
          <table:table-cell table:style-name="ce39" office:value-type="date" office:date-value="2024-12-07" calcext:value-type="date">
            <text:p>07</text:p>
          </table:table-cell>
          <table:table-cell table:number-columns-repeated="1016"/>
        </table:table-row>
        <table:table-row table:style-name="ro3">
          <table:table-cell table:style-name="ce11" table:formula="of:=[.D4]" office:value-type="date" office:date-value="2024-12-10" calcext:value-type="date">
            <text:p>50</text:p>
          </table:table-cell>
          <table:table-cell table:style-name="ce7" table:number-matrix-columns-spanned="7" table:number-matrix-rows-spanned="1" table:formula="of:=Days+8+DATE(Calendar1Year;Calendar1MonthOption;1)-WEEKDAY(DATE(Calendar1Year;Calendar1MonthOption;1);WeekdayOption)" office:value-type="date" office:date-value="2024-12-08" calcext:value-type="date">
            <text:p>08</text:p>
          </table:table-cell>
          <table:table-cell table:style-name="ce167" office:value-type="date" office:date-value="2024-12-09" calcext:value-type="date">
            <text:p>09</text:p>
          </table:table-cell>
          <table:table-cell table:style-name="ce167" office:value-type="date" office:date-value="2024-12-10" calcext:value-type="date">
            <text:p>10</text:p>
          </table:table-cell>
          <table:table-cell table:style-name="ce167" office:value-type="date" office:date-value="2024-12-11" calcext:value-type="date">
            <text:p>11</text:p>
          </table:table-cell>
          <table:table-cell table:style-name="ce167" office:value-type="date" office:date-value="2024-12-12" calcext:value-type="date">
            <text:p>12</text:p>
          </table:table-cell>
          <table:table-cell table:style-name="ce167" office:value-type="date" office:date-value="2024-12-13" calcext:value-type="date">
            <text:p>13</text:p>
          </table:table-cell>
          <table:table-cell table:style-name="ce39" office:value-type="date" office:date-value="2024-12-14" calcext:value-type="date">
            <text:p>14</text:p>
          </table:table-cell>
          <table:table-cell table:number-columns-repeated="1016"/>
        </table:table-row>
        <table:table-row table:style-name="ro3">
          <table:table-cell table:style-name="ce11" table:formula="of:=[.D5]" office:value-type="date" office:date-value="2024-12-17" calcext:value-type="date">
            <text:p>51</text:p>
          </table:table-cell>
          <table:table-cell table:style-name="ce7" table:number-matrix-columns-spanned="7" table:number-matrix-rows-spanned="1" table:formula="of:=Days+15+DATE(Calendar1Year;Calendar1MonthOption;1)-WEEKDAY(DATE(Calendar1Year;Calendar1MonthOption;1);WeekdayOption)" office:value-type="date" office:date-value="2024-12-15" calcext:value-type="date">
            <text:p>15</text:p>
          </table:table-cell>
          <table:table-cell table:style-name="ce40" office:value-type="date" office:date-value="2024-12-16" calcext:value-type="date">
            <text:p>16</text:p>
          </table:table-cell>
          <table:table-cell table:style-name="ce40" office:value-type="date" office:date-value="2024-12-17" calcext:value-type="date">
            <text:p>17</text:p>
          </table:table-cell>
          <table:table-cell table:style-name="ce42" office:value-type="date" office:date-value="2024-12-18" calcext:value-type="date">
            <text:p>18</text:p>
          </table:table-cell>
          <table:table-cell table:style-name="ce42" office:value-type="date" office:date-value="2024-12-19" calcext:value-type="date">
            <text:p>19</text:p>
          </table:table-cell>
          <table:table-cell table:style-name="ce42" office:value-type="date" office:date-value="2024-12-20" calcext:value-type="date">
            <text:p>20</text:p>
          </table:table-cell>
          <table:table-cell table:style-name="ce39" office:value-type="date" office:date-value="2024-12-21" calcext:value-type="date">
            <text:p>21</text:p>
          </table:table-cell>
          <table:table-cell table:number-columns-repeated="1016"/>
        </table:table-row>
        <table:table-row table:style-name="ro3">
          <table:table-cell table:style-name="ce11" table:formula="of:=[.D6]" office:value-type="date" office:date-value="2024-12-24" calcext:value-type="date">
            <text:p>52</text:p>
          </table:table-cell>
          <table:table-cell table:style-name="ce7" table:number-matrix-columns-spanned="7" table:number-matrix-rows-spanned="1" table:formula="of:=Days+22+DATE(Calendar1Year;Calendar1MonthOption;1)-WEEKDAY(DATE(Calendar1Year;Calendar1MonthOption;1);WeekdayOption)" office:value-type="date" office:date-value="2024-12-22" calcext:value-type="date">
            <text:p>22</text:p>
          </table:table-cell>
          <table:table-cell table:style-name="ce42" office:value-type="date" office:date-value="2024-12-23" calcext:value-type="date">
            <text:p>23</text:p>
          </table:table-cell>
          <table:table-cell table:style-name="ce42" office:value-type="date" office:date-value="2024-12-24" calcext:value-type="date">
            <text:p>24</text:p>
          </table:table-cell>
          <table:table-cell table:style-name="ce42" office:value-type="date" office:date-value="2024-12-25" calcext:value-type="date">
            <text:p>25</text:p>
          </table:table-cell>
          <table:table-cell table:style-name="ce42" office:value-type="date" office:date-value="2024-12-26" calcext:value-type="date">
            <text:p>26</text:p>
          </table:table-cell>
          <table:table-cell table:style-name="ce42" office:value-type="date" office:date-value="2024-12-27" calcext:value-type="date">
            <text:p>27</text:p>
          </table:table-cell>
          <table:table-cell table:style-name="ce39" office:value-type="date" office:date-value="2024-12-28" calcext:value-type="date">
            <text:p>28</text:p>
          </table:table-cell>
          <table:table-cell table:number-columns-repeated="1016"/>
        </table:table-row>
        <table:table-row table:style-name="ro3">
          <table:table-cell table:style-name="ce11" table:formula="of:=[.D7]" office:value-type="date" office:date-value="2024-12-31" calcext:value-type="date">
            <text:p>1</text:p>
          </table:table-cell>
          <table:table-cell table:style-name="ce7" table:number-matrix-columns-spanned="7" table:number-matrix-rows-spanned="1" table:formula="of:=Days+29+DATE(Calendar1Year;Calendar1MonthOption;1)-WEEKDAY(DATE(Calendar1Year;Calendar1MonthOption;1);WeekdayOption)" office:value-type="date" office:date-value="2024-12-29" calcext:value-type="date">
            <text:p>29</text:p>
          </table:table-cell>
          <table:table-cell table:style-name="ce42" office:value-type="date" office:date-value="2024-12-30" calcext:value-type="date">
            <text:p>30</text:p>
          </table:table-cell>
          <table:table-cell table:style-name="ce42" office:value-type="date" office:date-value="2024-12-31" calcext:value-type="date">
            <text:p>31</text:p>
          </table:table-cell>
          <table:table-cell table:style-name="ce42" office:value-type="date" office:date-value="2025-01-01" calcext:value-type="date">
            <text:p>01</text:p>
          </table:table-cell>
          <table:table-cell table:style-name="ce42" office:value-type="date" office:date-value="2025-01-02" calcext:value-type="date">
            <text:p>02</text:p>
          </table:table-cell>
          <table:table-cell table:style-name="ce104" office:value-type="date" office:date-value="2025-01-03" calcext:value-type="date">
            <text:p>03</text:p>
          </table:table-cell>
          <table:table-cell table:style-name="ce5" office:value-type="date" office:date-value="2025-01-04" calcext:value-type="date">
            <text:p>04</text:p>
          </table:table-cell>
          <table:table-cell table:number-columns-repeated="1016"/>
        </table:table-row>
        <table:table-row table:style-name="ro3">
          <table:table-cell table:style-name="ce11"/>
          <table:table-cell table:style-name="ce5" table:number-matrix-columns-spanned="7" table:number-matrix-rows-spanned="1" table:formula="of:=Days+36+DATE(Calendar1Year;Calendar1MonthOption;1)-WEEKDAY(DATE(Calendar1Year;Calendar1MonthOption;1);WeekdayOption)" office:value-type="date" office:date-value="2025-01-05" calcext:value-type="date">
            <text:p>05</text:p>
          </table:table-cell>
          <table:table-cell table:style-name="ce42" office:value-type="date" office:date-value="2025-01-06" calcext:value-type="date">
            <text:p>06</text:p>
          </table:table-cell>
          <table:table-cell table:style-name="ce45" office:value-type="date" office:date-value="2025-01-07" calcext:value-type="date" table:number-columns-spanned="5" table:number-rows-spanned="1">
            <text:p>07</text:p>
          </table:table-cell>
          <table:covered-table-cell table:style-name="ce92" office:value-type="date" office:date-value="2025-01-08" calcext:value-type="date">
            <text:p>08</text:p>
          </table:covered-table-cell>
          <table:covered-table-cell table:style-name="ce92" office:value-type="date" office:date-value="2025-01-09" calcext:value-type="date">
            <text:p>09</text:p>
          </table:covered-table-cell>
          <table:covered-table-cell table:style-name="ce92" office:value-type="date" office:date-value="2025-01-10" calcext:value-type="date">
            <text:p>10</text:p>
          </table:covered-table-cell>
          <table:covered-table-cell table:style-name="ce118" office:value-type="date" office:date-value="2025-01-11" calcext:value-type="date">
            <text:p>11</text:p>
          </table:covered-table-cell>
          <table:table-cell table:number-columns-repeated="1016"/>
        </table:table-row>
        <table:table-row table:style-name="ro4">
          <table:table-cell table:style-name="ce9"/>
          <table:table-cell table:style-name="ce73" table:number-columns-repeated="2"/>
          <table:table-cell table:style-name="ce133"/>
          <table:table-cell table:style-name="Notes"/>
          <table:table-cell table:style-name="ce133" table:number-columns-repeated="3"/>
          <table:table-cell table:style-name="ce153" table:number-columns-repeated="1016"/>
        </table:table-row>
        <table:table-row table:style-name="ro5">
          <table:table-cell table:style-name="ce9"/>
          <table:table-cell table:style-name="ce3" table:formula="of:=YEAR(DATE(Calendar1Year;Calendar1MonthOption+1;1))" office:value-type="float" office:value="2025" calcext:value-type="float">
            <text:p>2025</text:p>
          </table:table-cell>
          <table:table-cell table:style-name="ce33" table:content-validation-name="val3" table:formula="of:=TEXT(DATE(Calendar1Year;Calendar1MonthOption+1;1);&quot;mmm&quot;)" office:value-type="string" office:string-value="Jan" calcext:value-type="string">
            <text:p>Jan</text:p>
          </table:table-cell>
          <table:table-cell table:style-name="ce134"/>
          <table:table-cell table:style-name="ce135" table:number-columns-repeated="3"/>
          <table:table-cell table:style-name="ce1" table:number-columns-repeated="1017"/>
        </table:table-row>
        <table:table-row table:style-name="ro6">
          <table:table-cell table:style-name="ce10"/>
          <table:table-cell table:style-name="ce17" table:content-validation-name="val1" office:value-type="string" calcext:value-type="string">
            <text:p>Sun</text:p>
          </table:table-cell>
          <table:table-cell table:style-name="ce38" office:value-type="string" calcext:value-type="string">
            <text:p>Mon</text:p>
          </table:table-cell>
          <table:table-cell table:style-name="ce38" office:value-type="string" calcext:value-type="string">
            <text:p>Tue</text:p>
          </table:table-cell>
          <table:table-cell table:style-name="ce38" office:value-type="string" calcext:value-type="string">
            <text:p>Wed</text:p>
          </table:table-cell>
          <table:table-cell table:style-name="ce38" office:value-type="string" calcext:value-type="string">
            <text:p>Thu</text:p>
          </table:table-cell>
          <table:table-cell table:style-name="ce38" office:value-type="string" calcext:value-type="string">
            <text:p>Fri</text:p>
          </table:table-cell>
          <table:table-cell table:style-name="ce115" office:value-type="string" calcext:value-type="string">
            <text:p>Sat</text:p>
          </table:table-cell>
          <table:table-cell table:style-name="ce128" table:number-columns-repeated="1016"/>
        </table:table-row>
        <table:table-row table:style-name="ro3">
          <table:table-cell table:style-name="ce11" table:formula="of:=[.D12]" office:value-type="date" office:date-value="2024-12-31" calcext:value-type="date">
            <text:p>1</text:p>
          </table:table-cell>
          <table:table-cell table:style-name="ce74" table:number-matrix-columns-spanned="7" table:number-matrix-rows-spanned="1" table:formula="of:=Days+1+DATE(Calendar2Year;Calendar2MonthOption;1)-WEEKDAY(DATE(Calendar2Year;Calendar2MonthOption;1);WeekdayOption)" office:value-type="date" office:date-value="2024-12-29" calcext:value-type="date">
            <text:p>29</text:p>
          </table:table-cell>
          <table:table-cell table:style-name="ce105" office:value-type="date" office:date-value="2024-12-30" calcext:value-type="date">
            <text:p>30</text:p>
          </table:table-cell>
          <table:table-cell table:style-name="ce105" office:value-type="date" office:date-value="2024-12-31" calcext:value-type="date">
            <text:p>31</text:p>
          </table:table-cell>
          <table:table-cell table:style-name="ce105" office:value-type="date" office:date-value="2025-01-01" calcext:value-type="date">
            <text:p>01</text:p>
          </table:table-cell>
          <table:table-cell table:style-name="ce105" office:value-type="date" office:date-value="2025-01-02" calcext:value-type="date">
            <text:p>02</text:p>
          </table:table-cell>
          <table:table-cell table:style-name="ce105" office:value-type="date" office:date-value="2025-01-03" calcext:value-type="date">
            <text:p>03</text:p>
          </table:table-cell>
          <table:table-cell table:style-name="ce147" office:value-type="date" office:date-value="2025-01-04" calcext:value-type="date">
            <text:p>04</text:p>
          </table:table-cell>
          <table:table-cell table:number-columns-repeated="1016"/>
        </table:table-row>
        <table:table-row table:style-name="ro3">
          <table:table-cell table:style-name="ce11" table:formula="of:=[.D13]" office:value-type="date" office:date-value="2025-01-07" calcext:value-type="date">
            <text:p>2</text:p>
          </table:table-cell>
          <table:table-cell table:style-name="ce76" table:number-matrix-columns-spanned="7" table:number-matrix-rows-spanned="1" table:formula="of:=Days+8+DATE(Calendar2Year;Calendar2MonthOption;1)-WEEKDAY(DATE(Calendar2Year;Calendar2MonthOption;1);WeekdayOption)" office:value-type="date" office:date-value="2025-01-05" calcext:value-type="date">
            <text:p>05</text:p>
          </table:table-cell>
          <table:table-cell table:style-name="ce105" office:value-type="date" office:date-value="2025-01-06" calcext:value-type="date">
            <text:p>06</text:p>
          </table:table-cell>
          <table:table-cell table:style-name="ce105" office:value-type="date" office:date-value="2025-01-07" calcext:value-type="date">
            <text:p>07</text:p>
          </table:table-cell>
          <table:table-cell table:style-name="ce105" office:value-type="date" office:date-value="2025-01-08" calcext:value-type="date">
            <text:p>08</text:p>
          </table:table-cell>
          <table:table-cell table:style-name="ce105" office:value-type="date" office:date-value="2025-01-09" calcext:value-type="date">
            <text:p>09</text:p>
          </table:table-cell>
          <table:table-cell table:style-name="ce105" office:value-type="date" office:date-value="2025-01-10" calcext:value-type="date">
            <text:p>10</text:p>
          </table:table-cell>
          <table:table-cell table:style-name="ce147" office:value-type="date" office:date-value="2025-01-11" calcext:value-type="date">
            <text:p>11</text:p>
          </table:table-cell>
          <table:table-cell table:number-columns-repeated="1016"/>
        </table:table-row>
        <table:table-row table:style-name="ro3">
          <table:table-cell table:style-name="ce11" table:formula="of:=[.D14]" office:value-type="date" office:date-value="2025-01-14" calcext:value-type="date">
            <text:p>3</text:p>
          </table:table-cell>
          <table:table-cell table:style-name="ce76" table:number-matrix-columns-spanned="7" table:number-matrix-rows-spanned="1" table:formula="of:=Days+15+DATE(Calendar2Year;Calendar2MonthOption;1)-WEEKDAY(DATE(Calendar2Year;Calendar2MonthOption;1);WeekdayOption)" office:value-type="date" office:date-value="2025-01-12" calcext:value-type="date">
            <text:p>12</text:p>
          </table:table-cell>
          <table:table-cell table:style-name="ce105" office:value-type="date" office:date-value="2025-01-13" calcext:value-type="date">
            <text:p>13</text:p>
          </table:table-cell>
          <table:table-cell table:style-name="ce105" office:value-type="date" office:date-value="2025-01-14" calcext:value-type="date">
            <text:p>14</text:p>
          </table:table-cell>
          <table:table-cell table:style-name="ce105" office:value-type="date" office:date-value="2025-01-15" calcext:value-type="date">
            <text:p>15</text:p>
          </table:table-cell>
          <table:table-cell table:style-name="ce105" office:value-type="date" office:date-value="2025-01-16" calcext:value-type="date">
            <text:p>16</text:p>
          </table:table-cell>
          <table:table-cell table:style-name="ce105" office:value-type="date" office:date-value="2025-01-17" calcext:value-type="date">
            <text:p>17</text:p>
          </table:table-cell>
          <table:table-cell table:style-name="ce147" office:value-type="date" office:date-value="2025-01-18" calcext:value-type="date">
            <text:p>18</text:p>
          </table:table-cell>
          <table:table-cell table:number-columns-repeated="1016"/>
        </table:table-row>
        <table:table-row table:style-name="ro3">
          <table:table-cell table:style-name="ce11" table:formula="of:=[.D15]" office:value-type="date" office:date-value="2025-01-21" calcext:value-type="date">
            <text:p>4</text:p>
          </table:table-cell>
          <table:table-cell table:style-name="ce76" table:number-matrix-columns-spanned="7" table:number-matrix-rows-spanned="1" table:formula="of:=Days+22+DATE(Calendar2Year;Calendar2MonthOption;1)-WEEKDAY(DATE(Calendar2Year;Calendar2MonthOption;1);WeekdayOption)" office:value-type="date" office:date-value="2025-01-19" calcext:value-type="date">
            <text:p>19</text:p>
          </table:table-cell>
          <table:table-cell table:style-name="ce105" office:value-type="date" office:date-value="2025-01-20" calcext:value-type="date">
            <text:p>20</text:p>
          </table:table-cell>
          <table:table-cell table:style-name="ce105" office:value-type="date" office:date-value="2025-01-21" calcext:value-type="date">
            <text:p>21</text:p>
          </table:table-cell>
          <table:table-cell table:style-name="ce105" office:value-type="date" office:date-value="2025-01-22" calcext:value-type="date">
            <text:p>22</text:p>
          </table:table-cell>
          <table:table-cell table:style-name="ce105" office:value-type="date" office:date-value="2025-01-23" calcext:value-type="date">
            <text:p>23</text:p>
          </table:table-cell>
          <table:table-cell table:style-name="ce105" office:value-type="date" office:date-value="2025-01-24" calcext:value-type="date">
            <text:p>24</text:p>
          </table:table-cell>
          <table:table-cell table:style-name="ce147" office:value-type="date" office:date-value="2025-01-25" calcext:value-type="date">
            <text:p>25</text:p>
          </table:table-cell>
          <table:table-cell table:number-columns-repeated="1016"/>
        </table:table-row>
        <table:table-row table:style-name="ro3">
          <table:table-cell table:style-name="ce11" table:formula="of:=[.D16]" office:value-type="date" office:date-value="2025-01-28" calcext:value-type="date">
            <text:p>5</text:p>
          </table:table-cell>
          <table:table-cell table:style-name="ce76" table:number-matrix-columns-spanned="7" table:number-matrix-rows-spanned="1" table:formula="of:=Days+29+DATE(Calendar2Year;Calendar2MonthOption;1)-WEEKDAY(DATE(Calendar2Year;Calendar2MonthOption;1);WeekdayOption)" office:value-type="date" office:date-value="2025-01-26" calcext:value-type="date">
            <text:p>26</text:p>
          </table:table-cell>
          <table:table-cell table:style-name="ce105" office:value-type="date" office:date-value="2025-01-27" calcext:value-type="date">
            <text:p>27</text:p>
          </table:table-cell>
          <table:table-cell table:style-name="ce105" office:value-type="date" office:date-value="2025-01-28" calcext:value-type="date">
            <text:p>28</text:p>
          </table:table-cell>
          <table:table-cell table:style-name="ce105" office:value-type="date" office:date-value="2025-01-29" calcext:value-type="date">
            <text:p>29</text:p>
          </table:table-cell>
          <table:table-cell table:style-name="ce105" office:value-type="date" office:date-value="2025-01-30" calcext:value-type="date">
            <text:p>30</text:p>
          </table:table-cell>
          <table:table-cell table:style-name="ce141" office:value-type="date" office:date-value="2025-01-31" calcext:value-type="date">
            <text:p>31</text:p>
          </table:table-cell>
          <table:table-cell table:style-name="ce74" office:value-type="date" office:date-value="2025-02-01" calcext:value-type="date">
            <text:p>01</text:p>
          </table:table-cell>
          <table:table-cell table:number-columns-repeated="1016"/>
        </table:table-row>
        <table:table-row table:style-name="ro3">
          <table:table-cell table:style-name="ce8"/>
          <table:table-cell table:style-name="ce74" table:number-matrix-columns-spanned="7" table:number-matrix-rows-spanned="1" table:formula="of:=Days+36+DATE(Calendar2Year;Calendar2MonthOption;1)-WEEKDAY(DATE(Calendar2Year;Calendar2MonthOption;1);WeekdayOption)" office:value-type="date" office:date-value="2025-02-02" calcext:value-type="date">
            <text:p>02</text:p>
          </table:table-cell>
          <table:table-cell table:style-name="ce105" office:value-type="date" office:date-value="2025-02-03" calcext:value-type="date">
            <text:p>03</text:p>
          </table:table-cell>
          <table:table-cell table:style-name="ce49" office:value-type="date" office:date-value="2025-02-04" calcext:value-type="date" table:number-columns-spanned="5" table:number-rows-spanned="1">
            <text:p>04</text:p>
          </table:table-cell>
          <table:covered-table-cell table:style-name="ce92" office:value-type="date" office:date-value="2025-02-05" calcext:value-type="date">
            <text:p>05</text:p>
          </table:covered-table-cell>
          <table:covered-table-cell table:style-name="ce92" office:value-type="date" office:date-value="2025-02-06" calcext:value-type="date">
            <text:p>06</text:p>
          </table:covered-table-cell>
          <table:covered-table-cell table:style-name="ce92" office:value-type="date" office:date-value="2025-02-07" calcext:value-type="date">
            <text:p>07</text:p>
          </table:covered-table-cell>
          <table:covered-table-cell table:style-name="ce118" office:value-type="date" office:date-value="2025-02-08" calcext:value-type="date">
            <text:p>08</text:p>
          </table:covered-table-cell>
          <table:table-cell table:number-columns-repeated="1016"/>
        </table:table-row>
        <table:table-row table:style-name="ro4">
          <table:table-cell table:style-name="ce9"/>
          <table:table-cell table:style-name="ce73" table:number-columns-repeated="2"/>
          <table:table-cell table:style-name="ce133" table:number-columns-repeated="5"/>
          <table:table-cell table:style-name="ce153" table:number-columns-repeated="1016"/>
        </table:table-row>
        <table:table-row table:style-name="ro7">
          <table:table-cell table:style-name="ce9"/>
          <table:table-cell table:style-name="ce3" table:formula="of:=YEAR(DATE(Calendar2Year;Calendar2MonthOption+1;1))" office:value-type="float" office:value="2025" calcext:value-type="float">
            <text:p>2025</text:p>
          </table:table-cell>
          <table:table-cell table:style-name="ce35" table:formula="of:=TEXT(DATE(Calendar2Year;Calendar2MonthOption+1;1);&quot;mmm&quot;)" office:value-type="string" office:string-value="Feb" calcext:value-type="string">
            <text:p>Feb</text:p>
          </table:table-cell>
          <table:table-cell table:style-name="ce135" table:number-columns-repeated="4"/>
          <table:table-cell table:style-name="ce1" table:number-columns-repeated="1017"/>
        </table:table-row>
        <table:table-row table:style-name="ro6">
          <table:table-cell table:style-name="ce10"/>
          <table:table-cell table:style-name="ce17" table:content-validation-name="val1" office:value-type="string" calcext:value-type="string">
            <text:p>Sun</text:p>
          </table:table-cell>
          <table:table-cell table:style-name="ce38" office:value-type="string" calcext:value-type="string">
            <text:p>Mon</text:p>
          </table:table-cell>
          <table:table-cell table:style-name="ce38" office:value-type="string" calcext:value-type="string">
            <text:p>Tue</text:p>
          </table:table-cell>
          <table:table-cell table:style-name="ce38" office:value-type="string" calcext:value-type="string">
            <text:p>Wed</text:p>
          </table:table-cell>
          <table:table-cell table:style-name="ce38" office:value-type="string" calcext:value-type="string">
            <text:p>Thu</text:p>
          </table:table-cell>
          <table:table-cell table:style-name="ce38" office:value-type="string" calcext:value-type="string">
            <text:p>Fri</text:p>
          </table:table-cell>
          <table:table-cell table:style-name="ce115" office:value-type="string" calcext:value-type="string">
            <text:p>Sat</text:p>
          </table:table-cell>
          <table:table-cell table:style-name="ce128" table:number-columns-repeated="1016"/>
        </table:table-row>
        <table:table-row table:style-name="ro3">
          <table:table-cell table:style-name="ce11" table:formula="of:=[.D21]" office:value-type="date" office:date-value="2025-01-28" calcext:value-type="date">
            <text:p>5</text:p>
          </table:table-cell>
          <table:table-cell table:style-name="ce86" table:number-matrix-columns-spanned="7" table:number-matrix-rows-spanned="1" table:formula="of:=Days+1+DATE(Calendar3Year;Calendar3MonthOption;1)-WEEKDAY(DATE(Calendar3Year;Calendar3MonthOption;1);WeekdayOption)" office:value-type="date" office:date-value="2025-01-26" calcext:value-type="date">
            <text:p>26</text:p>
          </table:table-cell>
          <table:table-cell table:style-name="ce110" office:value-type="date" office:date-value="2025-01-27" calcext:value-type="date">
            <text:p>27</text:p>
          </table:table-cell>
          <table:table-cell table:style-name="ce110" office:value-type="date" office:date-value="2025-01-28" calcext:value-type="date">
            <text:p>28</text:p>
          </table:table-cell>
          <table:table-cell table:style-name="ce110" office:value-type="date" office:date-value="2025-01-29" calcext:value-type="date">
            <text:p>29</text:p>
          </table:table-cell>
          <table:table-cell table:style-name="ce110" office:value-type="date" office:date-value="2025-01-30" calcext:value-type="date">
            <text:p>30</text:p>
          </table:table-cell>
          <table:table-cell table:style-name="ce110" office:value-type="date" office:date-value="2025-01-31" calcext:value-type="date">
            <text:p>31</text:p>
          </table:table-cell>
          <table:table-cell table:style-name="ce150" office:value-type="date" office:date-value="2025-02-01" calcext:value-type="date">
            <text:p>01</text:p>
          </table:table-cell>
          <table:table-cell table:number-columns-repeated="1016"/>
        </table:table-row>
        <table:table-row table:style-name="ro3">
          <table:table-cell table:style-name="ce11" table:formula="of:=[.D22]" office:value-type="date" office:date-value="2025-02-04" calcext:value-type="date">
            <text:p>6</text:p>
          </table:table-cell>
          <table:table-cell table:style-name="ce87" table:number-matrix-columns-spanned="7" table:number-matrix-rows-spanned="1" table:formula="of:=Days+8+DATE(Calendar3Year;Calendar3MonthOption;1)-WEEKDAY(DATE(Calendar3Year;Calendar3MonthOption;1);WeekdayOption)" office:value-type="date" office:date-value="2025-02-02" calcext:value-type="date">
            <text:p>02</text:p>
          </table:table-cell>
          <table:table-cell table:style-name="ce110" office:value-type="date" office:date-value="2025-02-03" calcext:value-type="date">
            <text:p>03</text:p>
          </table:table-cell>
          <table:table-cell table:style-name="ce110" office:value-type="date" office:date-value="2025-02-04" calcext:value-type="date">
            <text:p>04</text:p>
          </table:table-cell>
          <table:table-cell table:style-name="ce110" office:value-type="date" office:date-value="2025-02-05" calcext:value-type="date">
            <text:p>05</text:p>
          </table:table-cell>
          <table:table-cell table:style-name="ce110" office:value-type="date" office:date-value="2025-02-06" calcext:value-type="date">
            <text:p>06</text:p>
          </table:table-cell>
          <table:table-cell table:style-name="ce110" office:value-type="date" office:date-value="2025-02-07" calcext:value-type="date">
            <text:p>07</text:p>
          </table:table-cell>
          <table:table-cell table:style-name="ce150" office:value-type="date" office:date-value="2025-02-08" calcext:value-type="date">
            <text:p>08</text:p>
          </table:table-cell>
          <table:table-cell table:number-columns-repeated="1016"/>
        </table:table-row>
        <table:table-row table:style-name="ro3">
          <table:table-cell table:style-name="ce11" table:formula="of:=[.D23]" office:value-type="date" office:date-value="2025-02-11" calcext:value-type="date">
            <text:p>7</text:p>
          </table:table-cell>
          <table:table-cell table:style-name="ce87" table:number-matrix-columns-spanned="7" table:number-matrix-rows-spanned="1" table:formula="of:=Days+15+DATE(Calendar3Year;Calendar3MonthOption;1)-WEEKDAY(DATE(Calendar3Year;Calendar3MonthOption;1);WeekdayOption)" office:value-type="date" office:date-value="2025-02-09" calcext:value-type="date">
            <text:p>09</text:p>
          </table:table-cell>
          <table:table-cell table:style-name="ce110" office:value-type="date" office:date-value="2025-02-10" calcext:value-type="date">
            <text:p>10</text:p>
          </table:table-cell>
          <table:table-cell table:style-name="ce110" office:value-type="date" office:date-value="2025-02-11" calcext:value-type="date">
            <text:p>11</text:p>
          </table:table-cell>
          <table:table-cell table:style-name="ce110" office:value-type="date" office:date-value="2025-02-12" calcext:value-type="date">
            <text:p>12</text:p>
          </table:table-cell>
          <table:table-cell table:style-name="ce110" office:value-type="date" office:date-value="2025-02-13" calcext:value-type="date">
            <text:p>13</text:p>
          </table:table-cell>
          <table:table-cell table:style-name="ce110" office:value-type="date" office:date-value="2025-02-14" calcext:value-type="date">
            <text:p>14</text:p>
          </table:table-cell>
          <table:table-cell table:style-name="ce150" office:value-type="date" office:date-value="2025-02-15" calcext:value-type="date">
            <text:p>15</text:p>
          </table:table-cell>
          <table:table-cell table:number-columns-repeated="1016"/>
        </table:table-row>
        <table:table-row table:style-name="ro3">
          <table:table-cell table:style-name="ce11" table:formula="of:=[.D24]" office:value-type="date" office:date-value="2025-02-18" calcext:value-type="date">
            <text:p>8</text:p>
          </table:table-cell>
          <table:table-cell table:style-name="ce87" table:number-matrix-columns-spanned="7" table:number-matrix-rows-spanned="1" table:formula="of:=Days+22+DATE(Calendar3Year;Calendar3MonthOption;1)-WEEKDAY(DATE(Calendar3Year;Calendar3MonthOption;1);WeekdayOption)" office:value-type="date" office:date-value="2025-02-16" calcext:value-type="date">
            <text:p>16</text:p>
          </table:table-cell>
          <table:table-cell table:style-name="ce116" office:value-type="date" office:date-value="2025-02-17" calcext:value-type="date">
            <text:p>17</text:p>
          </table:table-cell>
          <table:table-cell table:style-name="ce116" office:value-type="date" office:date-value="2025-02-18" calcext:value-type="date">
            <text:p>18</text:p>
          </table:table-cell>
          <table:table-cell table:style-name="ce116" office:value-type="date" office:date-value="2025-02-19" calcext:value-type="date">
            <text:p>19</text:p>
          </table:table-cell>
          <table:table-cell table:style-name="ce116" office:value-type="date" office:date-value="2025-02-20" calcext:value-type="date">
            <text:p>20</text:p>
          </table:table-cell>
          <table:table-cell table:style-name="ce116" office:value-type="date" office:date-value="2025-02-21" calcext:value-type="date">
            <text:p>21</text:p>
          </table:table-cell>
          <table:table-cell table:style-name="ce86" office:value-type="date" office:date-value="2025-02-22" calcext:value-type="date">
            <text:p>22</text:p>
          </table:table-cell>
          <table:table-cell table:number-columns-repeated="1016"/>
        </table:table-row>
        <table:table-row table:style-name="ro3">
          <table:table-cell table:style-name="ce11" table:formula="of:=[.D25]" office:value-type="date" office:date-value="2025-02-25" calcext:value-type="date">
            <text:p>9</text:p>
          </table:table-cell>
          <table:table-cell table:style-name="ce87" table:number-matrix-columns-spanned="7" table:number-matrix-rows-spanned="1" table:formula="of:=Days+29+DATE(Calendar3Year;Calendar3MonthOption;1)-WEEKDAY(DATE(Calendar3Year;Calendar3MonthOption;1);WeekdayOption)" office:value-type="date" office:date-value="2025-02-23" calcext:value-type="date">
            <text:p>23</text:p>
          </table:table-cell>
          <table:table-cell table:style-name="ce116" office:value-type="date" office:date-value="2025-02-24" calcext:value-type="date">
            <text:p>24</text:p>
          </table:table-cell>
          <table:table-cell table:style-name="ce116" office:value-type="date" office:date-value="2025-02-25" calcext:value-type="date">
            <text:p>25</text:p>
          </table:table-cell>
          <table:table-cell table:style-name="ce116" office:value-type="date" office:date-value="2025-02-26" calcext:value-type="date">
            <text:p>26</text:p>
          </table:table-cell>
          <table:table-cell table:style-name="ce116" office:value-type="date" office:date-value="2025-02-27" calcext:value-type="date">
            <text:p>27</text:p>
          </table:table-cell>
          <table:table-cell table:style-name="ce116" office:value-type="date" office:date-value="2025-02-28" calcext:value-type="date">
            <text:p>28</text:p>
          </table:table-cell>
          <table:table-cell table:style-name="ce150" office:value-type="date" office:date-value="2025-03-01" calcext:value-type="date">
            <text:p>01</text:p>
          </table:table-cell>
          <table:table-cell table:number-columns-repeated="1016"/>
        </table:table-row>
        <table:table-row table:style-name="ro3">
          <table:table-cell table:style-name="ce8"/>
          <table:table-cell table:style-name="ce86" table:number-matrix-columns-spanned="7" table:number-matrix-rows-spanned="1" table:formula="of:=Days+36+DATE(Calendar3Year;Calendar3MonthOption;1)-WEEKDAY(DATE(Calendar3Year;Calendar3MonthOption;1);WeekdayOption)" office:value-type="date" office:date-value="2025-03-02" calcext:value-type="date">
            <text:p>02</text:p>
          </table:table-cell>
          <table:table-cell table:style-name="ce116" office:value-type="date" office:date-value="2025-03-03" calcext:value-type="date">
            <text:p>03</text:p>
          </table:table-cell>
          <table:table-cell table:style-name="ce49" office:value-type="date" office:date-value="2025-03-04" calcext:value-type="date" table:number-columns-spanned="5" table:number-rows-spanned="1">
            <text:p>04</text:p>
          </table:table-cell>
          <table:covered-table-cell table:style-name="ce92" office:value-type="date" office:date-value="2025-03-05" calcext:value-type="date">
            <text:p>05</text:p>
          </table:covered-table-cell>
          <table:covered-table-cell table:style-name="ce92" office:value-type="date" office:date-value="2025-03-06" calcext:value-type="date">
            <text:p>06</text:p>
          </table:covered-table-cell>
          <table:covered-table-cell table:style-name="ce92" office:value-type="date" office:date-value="2025-03-07" calcext:value-type="date">
            <text:p>07</text:p>
          </table:covered-table-cell>
          <table:covered-table-cell table:style-name="ce118" office:value-type="date" office:date-value="2025-03-08" calcext:value-type="date">
            <text:p>08</text:p>
          </table:covered-table-cell>
          <table:table-cell table:number-columns-repeated="1016"/>
        </table:table-row>
        <table:table-row table:style-name="ro8">
          <table:table-cell/>
          <table:table-cell table:style-name="ce73" table:number-columns-repeated="2"/>
          <table:table-cell table:style-name="ce133" table:number-columns-repeated="5"/>
          <table:table-cell table:style-name="ce153" table:number-columns-repeated="1016"/>
        </table:table-row>
        <table:table-row table:style-name="ro4" table:number-rows-repeated="1048392">
          <table:table-cell table:number-columns-repeated="1024"/>
        </table:table-row>
        <table:table-row table:style-name="ro9" table:number-rows-repeated="156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Calendar.$A$1" table:cell-range-address="$Calendar.$A$1:.$I$27" table:range-usable-as="print-range"/>
        </table:named-expressions>
        <calcext:conditional-formats>
          <calcext:conditional-format calcext:target-range-address="Calendar.B3:Calendar.H7 Calendar.B8:Calendar.C8">
            <calcext:condition calcext:apply-style-name="ConditionalStyle_1" calcext:value="formula-is(MONTH([.B3])&lt;&gt;Calendar1MonthOption)" calcext:base-cell-address="Calendar.B3"/>
          </calcext:conditional-format>
          <calcext:conditional-format calcext:target-range-address="Calendar.B12:Calendar.H16 Calendar.B17:Calendar.C17">
            <calcext:condition calcext:apply-style-name="ConditionalStyle_1" calcext:value="formula-is(MONTH([.B12])&lt;&gt;Calendar2MonthOption)" calcext:base-cell-address="Calendar.B12"/>
          </calcext:conditional-format>
          <calcext:conditional-format calcext:target-range-address="Calendar.B21:Calendar.H25 Calendar.B26:Calendar.C26">
            <calcext:condition calcext:apply-style-name="ConditionalStyle_1" calcext:value="formula-is(MONTH([.B21])&lt;&gt;Calendar3MonthOption)" calcext:base-cell-address="Calendar.B21"/>
          </calcext:conditional-format>
        </calcext:conditional-formats>
      </table:table>
      <table:named-expressions>
        <table:named-range table:name="Calendar1Month" table:base-cell-address="$Calendar.$A$1" table:cell-range-address="$Calendar.$C$1"/>
        <table:named-expression table:name="Calendar1MonthOption" table:base-cell-address="$Calendar.$A$1" table:expression="MATCH(Calendar1Month;Months;0)"/>
        <table:named-range table:name="Calendar1Year" table:base-cell-address="$Calendar.$A$1" table:cell-range-address="$Calendar.$B$1"/>
        <table:named-range table:name="Calendar2Month" table:base-cell-address="$Calendar.$A$1" table:cell-range-address="$Calendar.$C$10"/>
        <table:named-expression table:name="Calendar2MonthOption" table:base-cell-address="$Calendar.$A$1" table:expression="MATCH(Calendar2Month;Months;0)"/>
        <table:named-range table:name="Calendar2Year" table:base-cell-address="$Calendar.$A$1" table:cell-range-address="$Calendar.$B$10"/>
        <table:named-range table:name="Calendar3Month" table:base-cell-address="$Calendar.$A$1" table:cell-range-address="$Calendar.$C$19"/>
        <table:named-expression table:name="Calendar3MonthOption" table:base-cell-address="$Calendar.$A$1" table:expression="MATCH(Calendar3Month;Months;0)"/>
        <table:named-range table:name="Calendar3Year" table:base-cell-address="$Calendar.$A$1" table:cell-range-address="$Calendar.$B$19"/>
        <table:named-expression table:name="Days" table:base-cell-address="$Calendar.$A$1" table:expression="{0;1;2;3;4;5;6}"/>
        <table:named-expression table:name="Months" table:base-cell-address="$Calendar.$C$1" table:expression="{&quot;Jan&quot;;&quot;Feb&quot;;&quot;Mar&quot;;&quot;Apr&quot;;&quot;May&quot;;&quot;Jun&quot;;&quot;Jul&quot;;&quot;Aug&quot;;&quot;Sep&quot;;&quot;Oct&quot;;&quot;Nov&quot;;&quot;Dec&quot;}"/>
        <table:named-expression table:name="WeekdayOption" table:base-cell-address="$Calendar.$A$1" table:expression="MATCH(WeekStart;Weekdays;0)+10"/>
        <table:named-expression table:name="Weekdays" table:base-cell-address="$Calendar.$B$1" table:expression="{&quot;Mon&quot;;&quot;Tue&quot;;&quot;Wed&quot;;&quot;Thu&quot;;&quot;Fri&quot;;&quot;Sat&quot;;&quot;Sun&quot;}"/>
        <table:named-range table:name="WeekStart" table:base-cell-address="$Calendar.$A$1" table:cell-range-address="$Calendar.$B$2"/>
        <table:named-expression table:name="WeekStartValue" table:base-cell-address="$Calendar.$B$1" table:expression="IF(WeekStart=&quot;Mon&quot;;2;1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entury Gothic" svg:font-family="'Century Gothic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Ubuntu" svg:font-family="Ubuntu" style:font-adornments="Regular" style:font-pitch="variable"/>
    <style:font-face style:name="Ubuntu Condensed" svg:font-family="'Ubuntu Condensed'" style:font-adornments="Italic" style:font-pitch="variable"/>
    <style:font-face style:name="Ubuntu Mono" svg:font-family="'Ubuntu Mono'" style:font-adornments="Regular" style:font-pitch="fixed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Ubuntu" fo:font-family="Ubuntu" style:font-style-name="Regular" style:font-pitch="variable" fo:font-size="18pt" style:font-name-asian="Noto Sans CJK SC Regular" style:font-family-asian="'Noto Sans CJK SC Regular'" style:font-family-generic-asian="system" style:font-pitch-asian="variable" style:font-size-asian="9pt" style:font-name-complex="FreeSans" style:font-family-complex="FreeSans" style:font-family-generic-complex="system" style:font-pitch-complex="variable" style:font-size-complex="9pt"/>
    </style:style>
    <number:number-style style:name="N0">
      <number:number number:min-integer-digits="1"/>
    </number:number-style>
    <number:date-style style:name="N119">
      <number:day number:style="long"/>
    </number:date-style>
    <number:date-style style:name="N121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21">
      <number:text-content/>
      <style:map style:condition="value()&lt;=1.7976931348623157E+308" style:apply-style-name="N121P0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 number:style="long" number:textual="true"/>
      <number:text> </number:text>
      <number:year number:style="long"/>
    </number:date-style>
    <number:date-style style:name="N127">
      <number:month number:textual="true"/>
    </number:date-style>
    <number:number-style style:name="N10121P0" style:volatile="true" number:language="en" number:country="ZA">
      <number:number number:decimal-places="2" number:min-decimal-places="2" number:min-integer-digits="1" number:grouping="true"/>
    </number:number-style>
    <number:number-style style:name="N10121" number:language="en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ZA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5P1" style:volatile="true" number:language="en" number:country="ZA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25P2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5" number:language="en" number:country="Z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7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7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8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8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30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30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10130P0"/>
    </number:number-style>
    <number:date-style style:name="N10131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35P0" style:volatile="true" number:language="en" number:country="ZA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5P2" style:volatile="true" number:language="en" number:country="ZA">
      <number:text> R </number:text>
      <number:fill-character> </number:fill-character>
      <number:text>- </number:text>
    </number:number-style>
    <number:text-style style:name="N10135" number:language="en" number:country="ZA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36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36P0"/>
    </number:number-style>
    <number:date-style style:name="N10137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38" number:language="en" number:country="ZA">
      <number:day number:style="long"/>
      <number:text>-</number:text>
      <number:month number:textual="true"/>
    </number:date-style>
    <number:date-style style:name="N10139" number:language="en" number:country="ZA">
      <number:month number:textual="true"/>
      <number:text>-</number:text>
      <number:year/>
    </number:date-style>
    <number:number-style style:name="N10143P0" style:volatile="true" number:language="en" number:country="Z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1" style:volatile="true" number:language="en" number:country="ZA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43P2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3" number:language="en" number:country="ZA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en" number:country="ZA">
      <number:number number:decimal-places="0" number:min-decimal-places="0" number:min-integer-digits="1" number:grouping="true"/>
    </number:number-style>
    <number:number-style style:name="N10144" number:language="en" number:country="ZA">
      <number:text>-</number:text>
      <number:number number:decimal-places="0" number:min-decimal-places="0" number:min-integer-digits="1" number:grouping="true"/>
      <style:map style:condition="value()&gt;=0" style:apply-style-name="N10144P0"/>
    </number:number-style>
    <number:number-style style:name="N10145P0" style:volatile="true" number:language="en" number:country="ZA">
      <number:number number:decimal-places="0" number:min-decimal-places="0" number:min-integer-digits="1" number:grouping="true"/>
    </number:number-style>
    <number:number-style style:name="N10145" number:language="en" number:country="Z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9P0" style:volatile="true" number:language="en" number:country="Z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9P1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49P2" style:volatile="true" number:language="en" number:country="ZA">
      <number:text> </number:text>
      <number:fill-character> </number:fill-character>
      <number:text>- </number:text>
    </number:number-style>
    <number:text-style style:name="N10149" number:language="en" number:country="ZA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en" number:country="ZA">
      <number:number number:decimal-places="2" number:min-decimal-places="2" number:min-integer-digits="1" number:grouping="true"/>
    </number:number-style>
    <number:number-style style:name="N10150" number:language="en" number:country="ZA">
      <number:text>-</number:text>
      <number:number number:decimal-places="2" number:min-decimal-places="2" number:min-integer-digits="1" number:grouping="true"/>
      <style:map style:condition="value()&gt;=0" style:apply-style-name="N10150P0"/>
    </number:number-style>
    <number:date-style style:name="N20129" number:language="en" number:country="US">
      <number:month number:style="long"/>
      <number:text>/</number:text>
      <number:day number:style="long"/>
      <number:text>/</number:text>
      <number:year/>
      <number:text> </number:text>
      <number:week-of-year/>
    </number:date-style>
    <number:date-style style:name="N30121" number:language="af" number:country="ZA">
      <number:year number:style="long"/>
      <number:text>-</number:text>
      <number:month number:style="long"/>
      <number:text>-</number:text>
      <number:day number:style="long"/>
      <number:text> </number:text>
      <number:week-of-year/>
    </number:date-style>
    <style:style style:name="Default" style:family="table-cell">
      <style:table-cell-properties style:diagonal-bl-tr="none" style:diagonal-tl-br="none" style:text-align-source="fix" style:repeat-content="false" fo:border="0.06pt solid #cccccc" style:rotation-align="none" style:vertical-align="bottom"/>
      <style:paragraph-properties fo:text-align="start" fo:margin-left="0.503cm"/>
      <style:text-properties style:font-name="Ubuntu" fo:font-family="Ubuntu" style:font-style-name="Regular" style:font-pitch="variable" fo:font-size="18pt" style:font-size-asian="9pt" style:font-size-complex="9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ay" style:family="table-cell" style:parent-style-name="Default" style:data-style-name="N119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top"/>
      <style:paragraph-properties fo:text-align="start" fo:margin-left="0.106cm" style:writing-mode="page"/>
      <style:text-properties fo:color="#1c1c1c" style:text-outline="false" style:text-line-through-style="none" style:text-line-through-type="none" style:font-name="Ubuntu" fo:font-family="Ubuntu" style:font-style-name="Regular" style:font-pitch="variable" fo:font-size="1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y_20_Detail" style:display-name="Day Detail" style:family="table-cell" style:parent-style-name="Default" style:data-style-name="N119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Day_20_Detail_20_2" style:display-name="Day Detail 2" style:family="table-cell" style:parent-style-name="Default" style:data-style-name="N119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Day_20_Header_20_1" style:display-name="Day Header 1" style:family="table-cell" style:parent-style-name="Default">
      <style:table-cell-properties fo:border-bottom="none" fo:background-color="#df7514" style:cell-protect="protected" style:print-content="true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Ubuntu Condensed" fo:font-family="'Ubuntu Condensed'" style:font-style-name="Italic" style:font-pitch="variable" fo:font-size="15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Day_20_Header_20_2" style:display-name="Day Header 2" style:family="table-cell" style:parent-style-name="Default" style:data-style-name="N0">
      <style:table-cell-properties fo:border-bottom="none" fo:background-color="#0078f8" style:cell-protect="protected" style:print-content="true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Ubuntu2" fo:font-family="Ubuntu" style:font-style-name="Italic" style:font-pitch="variable" fo:font-size="15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Excel_20_Built-in_20_40_25__20_-_20_Accent1" style:display-name="Excel Built-in 40% - Accent1" style:family="table-cell" style:parent-style-name="Default">
      <style:table-cell-properties fo:background-color="#a3e2dd"/>
      <style:text-properties fo:color="#4b4b4b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29e95" style:diagonal-bl-tr="none" style:diagonal-tl-br="none" fo:border="0.74pt solid #75d3cc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Excel_20_Built-in_20_Accent5" style:display-name="Excel Built-in Accent5" style:family="table-cell" style:parent-style-name="Default">
      <style:table-cell-properties fo:background-color="#e34742" style:diagonal-bl-tr="none" style:diagonal-tl-br="none" style:text-align-source="value-type" style:repeat-content="false" fo:wrap-option="no-wrap" fo:border="2.49pt solid #7f7f7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Excel_20_Built-in_20_Heading_20_1" style:display-name="Excel Built-in Heading 1" style:family="table-cell" style:parent-style-name="Default">
      <style:table-cell-properties style:diagonal-bl-tr="none" style:diagonal-tl-br="none" fo:border="none"/>
      <style:text-properties fo:color="#595959" style:text-outline="false" style:text-line-through-style="none" style:text-line-through-type="none" style:font-name="Arial" fo:font-family="Arial" style:font-family-generic="swiss" fo:font-size="28pt" fo:font-style="normal" fo:text-shadow="none" style:text-underline-style="none" fo:font-weight="bold" style:font-size-asian="28pt" style:font-style-asian="normal" style:font-weight-asian="bold" style:font-name-complex="Arial" style:font-family-complex="Arial" style:font-family-generic-complex="swiss" style:font-size-complex="28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02060" style:text-outline="false" style:text-line-through-style="none" style:text-line-through-type="none" style:font-name="Trebuchet MS" fo:font-family="'Trebuchet MS'" style:font-family-generic="swiss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Hidden" style:family="table-cell" style:parent-style-name="Default">
      <style:text-properties fo:color="#ffffff" style:text-outline="false" style:text-line-through-style="none" style:text-line-through-type="none" style:font-name="Arial" fo:font-family="Arial" style:font-family-generic="swiss" fo:font-size="1pt" fo:font-style="normal" fo:text-shadow="none" style:text-underline-style="none" fo:font-weight="normal" style:font-size-asian="1pt" style:font-style-asian="normal" style:font-weight-asian="normal" style:font-name-complex="Arial" style:font-family-complex="Arial" style:font-family-generic-complex="swiss" style:font-size-complex="1pt" style:font-style-complex="normal" style:font-weight-complex="normal"/>
    </style:style>
    <style:style style:name="Holiday" style:family="table-cell" style:parent-style-name="Default" style:data-style-name="N119">
      <style:table-cell-properties fo:border-bottom="none" fo:background-color="#d0d0d0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onth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3.519cm" style:writing-mode="page"/>
      <style:text-properties fo:color="#660000" style:text-outline="false" style:text-line-through-style="none" style:text-line-through-type="none" style:font-name="Ubuntu Mono" fo:font-family="'Ubuntu Mono'" style:font-style-name="Regular" style:font-pitch="fixed" fo:font-size="32pt" fo:font-style="normal" fo:text-shadow="none" style:text-underline-style="none" fo:font-weight="bold" style:font-size-asian="36pt" style:font-style-asian="normal" style:font-weight-asian="normal" style:font-size-complex="36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s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.503cm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Notes_20_Header" style:display-name="Notes Header" style:family="table-cell" style:parent-style-name="Default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8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ip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name-complex="Arial" style:font-family-complex="Arial" style:font-family-generic-complex="swiss" style:font-size-complex="9pt" style:font-style-complex="normal" style:font-weight-complex="bold"/>
    </style:style>
    <style:style style:name="Weekend" style:family="table-cell" style:parent-style-name="Default" style:data-style-name="N119">
      <style:table-cell-properties fo:background-color="#f4f4f4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top"/>
      <style:paragraph-properties fo:text-align="start" fo:margin-left="0.106cm" style:writing-mode="page"/>
      <style:text-properties fo:color="#666666" style:text-outline="false" style:text-line-through-style="none" style:text-line-through-type="none" style:font-name="Ubuntu" fo:font-family="Ubuntu" style:font-style-name="Regular" style:font-pitch="variable" fo:font-size="18pt" fo:font-style="italic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eekend_20_Detail" style:display-name="Weekend Detail" style:family="table-cell" style:parent-style-name="Default" style:data-style-name="N119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eekend_20_Detail_20_2" style:display-name="Weekend Detail 2" style:family="table-cell" style:parent-style-name="Default" style:data-style-name="N119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Year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Ubuntu1" fo:font-family="Ubuntu" style:font-style-name="Bold" style:font-pitch="variable" fo:font-size="24pt" fo:font-style="normal" fo:text-shadow="none" style:text-underline-style="none" fo:font-weight="bold" style:font-size-asian="28pt" style:font-style-asian="normal" style:font-weight-asian="bold" style:font-name-complex="Arial" style:font-family-complex="Arial" style:font-family-generic-complex="swiss" style:font-size-complex="28pt" style:font-style-complex="normal" style:font-weight-complex="bold"/>
    </style:style>
    <style:style style:name="ConditionalStyle_5f_12" style:display-name="ConditionalStyle_12" style:family="table-cell" style:parent-style-name="Default">
      <style:table-cell-properties style:vertical-align="top"/>
      <style:paragraph-properties fo:margin-left="0cm"/>
      <style:text-properties fo:color="#808080" fo:font-size="15pt" fo:font-style="italic"/>
    </style:style>
    <style:style style:name="ConditionalStyle_5f_11" style:display-name="ConditionalStyle_11" style:family="table-cell" style:parent-style-name="Default">
      <style:table-cell-properties style:vertical-align="top"/>
      <style:paragraph-properties fo:margin-left="0cm"/>
      <style:text-properties fo:color="#808080" fo:font-size="11pt" fo:font-style="italic"/>
    </style:style>
    <style:style style:name="ConditionalStyle_5f_10" style:display-name="ConditionalStyle_10" style:family="table-cell" style:parent-style-name="Default">
      <style:table-cell-properties style:vertical-align="top"/>
      <style:paragraph-properties fo:margin-left="0cm"/>
      <style:text-properties fo:color="#808080" fo:font-size="11pt" fo:font-style="italic"/>
    </style:style>
    <style:style style:name="ConditionalStyle_5f_9" style:display-name="ConditionalStyle_9" style:family="table-cell" style:parent-style-name="Default">
      <style:text-properties fo:color="#d9d9d9"/>
    </style:style>
    <style:style style:name="ConditionalStyle_5f_8" style:display-name="ConditionalStyle_8" style:family="table-cell" style:parent-style-name="Default">
      <style:text-properties fo:color="#d9d9d9"/>
    </style:style>
    <style:style style:name="ConditionalStyle_5f_7" style:display-name="ConditionalStyle_7" style:family="table-cell" style:parent-style-name="Default">
      <style:text-properties fo:color="#d9d9d9"/>
    </style:style>
    <style:style style:name="ConditionalStyle_5f_6" style:display-name="ConditionalStyle_6" style:family="table-cell" style:parent-style-name="Default">
      <style:text-properties fo:color="#d9d9d9"/>
    </style:style>
    <style:style style:name="ConditionalStyle_5f_5" style:display-name="ConditionalStyle_5" style:family="table-cell" style:parent-style-name="Default">
      <style:text-properties fo:color="#d9d9d9"/>
    </style:style>
    <style:style style:name="ConditionalStyle_5f_4" style:display-name="ConditionalStyle_4" style:family="table-cell" style:parent-style-name="Default">
      <style:text-properties fo:color="#d9d9d9"/>
    </style:style>
    <style:style style:name="ConditionalStyle_5f_3" style:display-name="ConditionalStyle_3" style:family="table-cell" style:parent-style-name="Default">
      <style:text-properties fo:color="#d9d9d9"/>
    </style:style>
    <style:style style:name="ConditionalStyle_5f_2" style:display-name="ConditionalStyle_2" style:family="table-cell" style:parent-style-name="Default">
      <style:text-properties fo:color="#d9d9d9"/>
    </style:style>
    <style:style style:name="ConditionalStyle_5f_1" style:display-name="ConditionalStyle_1" style:family="table-cell" style:parent-style-name="Default">
      <style:table-cell-properties style:vertical-align="top"/>
      <style:paragraph-properties fo:margin-left="0.141cm"/>
      <style:text-properties fo:color="#808080" fo:font-size="18pt" fo:font-style="italic" fo:font-weight="normal"/>
    </style:style>
    <style:style style:name="Excel_20_Built-in_20_Title" style:display-name="Excel Built-in Title" style:family="table-cell" style:parent-style-name="Default">
      <style:text-properties fo:color="#616668" style:text-outline="false" style:text-line-through-style="none" style:text-line-through-type="none" style:font-name="Trebuchet MS" fo:font-family="'Trebuchet MS'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cm" fo:margin-bottom="1cm" fo:margin-left="1cm" fo:margin-right="1cm" style:print-page-order="ttb" style:first-page-number="continue" style:scale-to="141%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svg:height="0.101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lendar" style:display-name="PageStyle_Calendar" style:page-layout-name="Mpm3">
      <style:header style:display="false"/>
      <style:header-left style:display="false"/>
      <style:header-first style:display="false"/>
      <style:footer style:display="false">
        <style:region-left>
          <text:p><text:span text:style-name="MT1">Calendar design by SASchools</text:span></text:p>
        </style:region-left>
        <style:region-right>
          <text:p><text:span text:style-name="MT1">http://saschools.co.za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</meta:initial-creator>
    <meta:print-date>2023-12-04T16:29:56.679977962</meta:print-date>
    <meta:creation-date>2014-06-13T13:40:16</meta:creation-date>
    <dc:date>2023-12-04T16:30:07.274781047</dc:date>
    <meta:generator>LibreOffice/7.6.2.1$Linux_X86_64 LibreOffice_project/56f7684011345957bbf33a7ee678afaf4d2ba333</meta:generator>
    <meta:editing-duration>PT2H6M19S</meta:editing-duration>
    <meta:editing-cycles>48</meta:editing-cycles>
    <meta:printed-by>PDF files</meta:printed-by>
    <meta:document-statistic meta:table-count="1" meta:cell-count="16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